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Standard">
      <style:text-properties officeooo:rsid="001a79b1" officeooo:paragraph-rsid="001a79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de sem fio pessoal <text:span text:style-name="Emphasis">Zigbee </text:span></text:h>
      <text:p text:style-name="Text_20_body">Universidades são instituições em que o fluxo de pessoas é constante, e são acessíveis a todos, ou seja, diversas pessoas, independente de idade, sexo, religião, entre outros fatores podem frequentar. Com isso, os centros universitários também podem ser ótimos locais para a realização de campanhas, de diversos tipos, seja pela abordagem de pessoas para a entrega de panfletos e/ou por fixação de cartazes. </text:p>
      <text:p text:style-name="Text_20_body">Em universidades também se pode construir novos espaços e desativar espaços não frequentados ou pouco frequentados. </text:p>
      <text:p text:style-name="Text_20_body">Uma opção para resolver questões relacionadas aos espaços é a análise das imagens, que podem ser capturadas por câmeras dispostas em diversos pontos do campus universitário. No entanto, isso poderia demandar muito tempo, exigindo assim que opções mais práticas sejam utilizadas. </text:p>
      <text:p text:style-name="Text_20_body"><text:span text:style-name="Strong_20_Emphasis">Universidade Wireless </text:span></text:p>
      <text:p text:style-name="Text_20_body">Considere a seguinte situação hipotética: o Centro Universitário Wireless precisa realocar alguns recursos físicos e de pessoal em seu campus, além disso deve lidar com a difícil decisão de escolher onde aplicar alguns recursos financeiros, que serão adquiridos ao longo de dois anos. </text:p>
      <text:p text:style-name="Text_20_body">Uma das opções para o investimento é observar quais são os ambientes com maior fluxo de pessoal e definir a partir desse fluxo quanto do capital será investido na melhoria da infraestrutura do ambiente. </text:p>
      <text:p text:style-name="Text_20_body">Ainda que alguns colaboradores não concordem que esta seja a melhor abordagem para a seleção dos pontos que serão beneficiados pela verba, todos concordam que conhecer detalhes sobre o fluxo e permanência de pessoa nos determinados ambientes, ser capaz de mapear quais são os ambientes mais frequentados e como o comportamento dos usuários desses departamentos (quais departamentos um mesmo usuário visita com mais frequência) pode auxiliar, mas não determinar, a alocação dos recursos. Sendo possível também aplicar esses conhecimentos em outros processos decisórios. </text:p>
      <text:p text:style-name="Text_20_body">Alguns profissionais do centro de Tecnologia da Informação (TI) sugeriram a utilização de dispositivos de redes pessoais sem fio que sejam capazes de detectar a presença de dispositivos sem fio, permitindo assim contabilizar o número de dispositivos presentes em um determinado ambiente, o tempo de permanência e seu trânsito pelo campus. </text:p>
      <text:h text:style-name="Heading_20_3" text:outline-level="3">Vamos Praticar </text:h>
      <text:p text:style-name="Text_20_body">Os profissionais do setor de TI lançaram uma ideia, mas não foram capazes de descrever com maiores detalhes como a ideia poderia ser implementada, e como isso poderia ser feito com recursos financeiros limitados. Dessa forma, você deverá definir quais serão os dispositivos utilizados para realizar a contagem dos dispositivos sem fio que entram em um determinado ambiente, permitindo assim contar quantas pessoas frequentam o ambiente, o tempo que lá permanecem e até mesmo para onde seguem posteriormente. <text:span text:style-name="Strong_20_Emphasis">Ao final, disponibilize seu trabalho no fórum da seção. </text:span></text:p>
      <text:h text:style-name="Heading_20_1" text:outline-level="1"><text:soft-page-break/>Referências </text:h>
      <text:p text:style-name="Text_20_body">FERNANDES, J. C. L. Tecnologias de rede: aplicabilidade e tendências mercadológicas para redes sem fio e a utilização do 3g, wimax e lte. <text:span text:style-name="Strong_20_Emphasis">Fasci-tech </text:span>. São Caetano do Sul, v. 1, n. 2, 2010. Disponível em: <text:a xlink:type="simple" xlink:href="https://www.fatecsaocaetano.edu.br/fascitech/index.php/fascitech/article/view/17" office:target-frame-name="_blank" xlink:show="new" text:style-name="Internet_20_link" text:visited-style-name="Visited_20_Internet_20_Link">https://www.fatecsaocaetano.edu.br/fascitech/index.php/fascitech/article/view/17 </text:a>. Acesso em 19 jan. 2019. </text:p>
      <text:p text:style-name="Text_20_body">LACERRA, I. D. <text:span text:style-name="Strong_20_Emphasis">Bluetooth </text:span>. Instituto de Matemática e Estatística. São Paulo: Universidade de São Paulo, 2009. </text:p>
      <text:p text:style-name="Text_20_body">MENDES, J. R. R. <text:span text:style-name="Strong_20_Emphasis">5G </text:span>: a quinta geração. 2014. 39 f. Trabalho de Conclusão de Curso (Especialização) – Universidade Tecnológica Federal do Paraná, Curitiba, 2014. Disponível em: <text:a xlink:type="simple" xlink:href="http://repositorio.roca.utfpr.edu.br/jspui/handle/1/3866" office:target-frame-name="_blank" xlink:show="new" text:style-name="Internet_20_link" text:visited-style-name="Visited_20_Internet_20_Link">http://repositorio.roca.utfpr.edu.br/jspui/handle/1/3866 </text:a>. Acesso em: 19 jan. 2020. </text:p>
      <text:p text:style-name="Text_20_body">RAPPAPORT, T. S. <text:span text:style-name="Strong_20_Emphasis">Comunicação Sem Fio </text:span>- Princípios e Práticas. 2. ed. São Paulo: Pearson, 2009. </text:p>
      <text:p text:style-name="Text_20_body">TAKEDA, L. N. <text:span text:style-name="Strong_20_Emphasis">Evolução da tecnologia móvel até 2013 </text:span>. 2013. 51 f. Trabalho de Conclusão de Curso (Graduação) Faculdade de Engenharia do Campus de Guaratinguetá, São Paulo, 2013. </text:p>
      <text:p text:style-name="Text_20_body">TANENBAUM, A. S. WETHERALL, D. <text:span text:style-name="Strong_20_Emphasis">Redes de Computadores </text:span>. 5. ed. São Paulo: Pearson, 2011. </text:p>
      <text:p text:style-name="P2">Resposta</text:p>
      <text:p text:style-name="P2">Caro estudante, Uma das melhores maneiras de resolver a questão descrita no estudo de caso é através da aplicação de um conjunto de dispositivos ZigBee. Esses dispositivos são capazes de varrer e descobrir novos dispositivos em uma rede, sendo capazes de trabalhar com diversas frequências e até mesmo se comunicar com outros dispositivos sem fio, como redes locais, metropolitanas, inclusive redes mundiais. Outras características que tornam a utilização de dispositivos ZigBee uma das melhores (ou a melhor) solução é seu baixo custo e baixo consumo de energia. A taxa de transferência, mesmo baixa, é mais do que o suficiente para a resolução do problema. Também pode ser considerado como ponto a favor do protocolo ZigBee, sua grande capacidade de aceitação de dispositivos, ou seja, cada piconet pode receber mais de 65 mil dispositivos. Como esse protocolo pode facilmente se comunicar com outros protocolos sem fio, toda informação capturada sobre a entrada de um dispositivo em sua área de alcance, permanência do dispositivo no raio de alcance e saída do dispositivo pode ser enviado via ondas de rádio para dispositivos sem fio mais potentes que recebem, processam e armazenam essas informaçõ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13:22:09.803603514</meta:creation-date>
    <dc:date>2022-12-11T13:26:20.503039437</dc:date>
    <meta:editing-duration>PT23S</meta:editing-duration>
    <meta:editing-cycles>2</meta:editing-cycles>
    <meta:generator>LibreOffice/7.3.7.2$Linux_X86_64 LibreOffice_project/30$Build-2</meta:generator>
    <meta:document-statistic meta:table-count="0" meta:image-count="0" meta:object-count="0" meta:page-count="2" meta:paragraph-count="20" meta:word-count="773" meta:character-count="5096" meta:non-whitespace-character-count="4324"/>
  </office:meta>
</office:document-meta>
</file>